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rsid="000655ed" officeooo:paragraph-rsid="000655ed" style:font-size-asian="12pt" style:font-size-complex="12pt"/>
    </style:style>
    <style:style style:name="P3" style:family="paragraph" style:parent-style-name="Standard">
      <style:text-properties fo:font-size="12pt" officeooo:rsid="00090be1" officeooo:paragraph-rsid="00090be1" style:font-size-asian="12pt" style:font-size-complex="12pt"/>
    </style:style>
    <style:style style:name="P4" style:family="paragraph" style:parent-style-name="Standard">
      <style:text-properties fo:font-size="12pt" officeooo:rsid="00090be1" officeooo:paragraph-rsid="000a3402" style:font-size-asian="12pt" style:font-size-complex="12pt"/>
    </style:style>
    <style:style style:name="P5" style:family="paragraph" style:parent-style-name="Standard">
      <style:text-properties fo:font-size="12pt" officeooo:rsid="000cbda4" officeooo:paragraph-rsid="000cbda4" style:font-size-asian="12pt" style:font-size-complex="12pt"/>
    </style:style>
    <style:style style:name="P6" style:family="paragraph" style:parent-style-name="Standard">
      <style:text-properties fo:font-size="12pt" fo:font-weight="bold" officeooo:rsid="000f15b0" officeooo:paragraph-rsid="000f15b0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c35c1" officeooo:paragraph-rsid="00217749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weight="bold" officeooo:rsid="0021d4c6" officeooo:paragraph-rsid="004ebc97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37d5f0" officeooo:paragraph-rsid="0037d5f0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41b2d5" officeooo:paragraph-rsid="0041b2d5" style:font-size-asian="12pt" style:font-weight-asian="bold" style:font-size-complex="12pt" style:font-weight-complex="bold"/>
    </style:style>
    <style:style style:name="P11" style:family="paragraph" style:parent-style-name="Standard" style:list-style-name="L5">
      <style:text-properties fo:font-size="12pt" fo:font-weight="normal" officeooo:rsid="000f15b0" officeooo:paragraph-rsid="000f15b0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c35c1" officeooo:paragraph-rsid="001c35c1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3ef68" officeooo:paragraph-rsid="003ded18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3ef68" officeooo:paragraph-rsid="004392dc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weight="bold" officeooo:rsid="004ebc97" officeooo:paragraph-rsid="004ebc97" style:font-weight-asian="bold" style:font-weight-complex="bold"/>
    </style:style>
    <style:style style:name="P16" style:family="paragraph" style:parent-style-name="Standard">
      <style:text-properties officeooo:paragraph-rsid="000655ed"/>
    </style:style>
    <style:style style:name="P17" style:family="paragraph" style:parent-style-name="Standard">
      <style:text-properties officeooo:paragraph-rsid="0041004c"/>
    </style:style>
    <style:style style:name="P18" style:family="paragraph" style:parent-style-name="Standard" style:list-style-name="L4">
      <style:text-properties officeooo:paragraph-rsid="0041004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6243" style:font-weight-asian="bold" style:font-weight-complex="bold"/>
    </style:style>
    <style:style style:name="T3" style:family="text">
      <style:text-properties fo:font-weight="bold" officeooo:rsid="000b93ad" style:font-weight-asian="bold" style:font-weight-complex="bold"/>
    </style:style>
    <style:style style:name="T4" style:family="text">
      <style:text-properties fo:font-weight="bold" officeooo:rsid="000cbda4" style:font-weight-asian="bold" style:font-weight-complex="bold"/>
    </style:style>
    <style:style style:name="T5" style:family="text">
      <style:text-properties fo:font-weight="bold" officeooo:rsid="0015ceb2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f7849" style:font-weight-asian="normal" style:font-weight-complex="normal"/>
    </style:style>
    <style:style style:name="T8" style:family="text">
      <style:text-properties fo:font-weight="normal" officeooo:rsid="0024108e" style:font-weight-asian="normal" style:font-weight-complex="normal"/>
    </style:style>
    <style:style style:name="T9" style:family="text">
      <style:text-properties fo:font-weight="normal" officeooo:rsid="005b28a4" style:font-weight-asian="normal" style:font-weight-complex="normal"/>
    </style:style>
    <style:style style:name="T10" style:family="text">
      <style:text-properties fo:font-size="12pt" fo:font-weight="bold" officeooo:rsid="001f7849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1d4c6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0655ed" style:font-size-asian="12pt" style:font-weight-asian="bold" style:font-size-complex="12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1d4c6" style:font-size-asian="12pt" style:font-weight-asian="normal" style:font-size-complex="12pt" style:font-weight-complex="normal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21d4c6" style:font-size-asian="12pt" style:font-size-complex="12pt"/>
    </style:style>
    <style:style style:name="T17" style:family="text">
      <style:text-properties fo:font-size="12pt" officeooo:rsid="000655ed" style:font-size-asian="12pt" style:font-size-complex="12pt"/>
    </style:style>
    <style:style style:name="T18" style:family="text">
      <style:text-properties fo:font-size="12pt" officeooo:rsid="00590d84" style:font-size-asian="12pt" style:font-size-complex="12pt"/>
    </style:style>
    <style:style style:name="T19" style:family="text">
      <style:text-properties fo:font-size="12pt" officeooo:rsid="005ae635" style:font-size-asian="12pt" style:font-size-complex="12pt"/>
    </style:style>
    <style:style style:name="T20" style:family="text">
      <style:text-properties officeooo:rsid="0024108e"/>
    </style:style>
    <style:style style:name="T21" style:family="text">
      <style:text-properties officeooo:rsid="002474ac"/>
    </style:style>
    <style:style style:name="T22" style:family="text">
      <style:text-properties officeooo:rsid="0026a1f7"/>
    </style:style>
    <style:style style:name="T23" style:family="text">
      <style:text-properties officeooo:rsid="0026ef7a"/>
    </style:style>
    <style:style style:name="T24" style:family="text">
      <style:text-properties officeooo:rsid="0028b6aa"/>
    </style:style>
    <style:style style:name="T25" style:family="text">
      <style:text-properties officeooo:rsid="002a9c6c"/>
    </style:style>
    <style:style style:name="T26" style:family="text">
      <style:text-properties officeooo:rsid="002c1bc4"/>
    </style:style>
    <style:style style:name="T27" style:family="text">
      <style:text-properties officeooo:rsid="002d1ae0"/>
    </style:style>
    <style:style style:name="T28" style:family="text">
      <style:text-properties officeooo:rsid="002f2bdd"/>
    </style:style>
    <style:style style:name="T29" style:family="text">
      <style:text-properties officeooo:rsid="0030cf0e"/>
    </style:style>
    <style:style style:name="T30" style:family="text">
      <style:text-properties officeooo:rsid="003317d8"/>
    </style:style>
    <style:style style:name="T31" style:family="text">
      <style:text-properties officeooo:rsid="0037100e"/>
    </style:style>
    <style:style style:name="T32" style:family="text">
      <style:text-properties officeooo:rsid="0039dacf"/>
    </style:style>
    <style:style style:name="T33" style:family="text">
      <style:text-properties officeooo:rsid="003b8a15"/>
    </style:style>
    <style:style style:name="T34" style:family="text">
      <style:text-properties officeooo:rsid="003cd9f7"/>
    </style:style>
    <style:style style:name="T35" style:family="text">
      <style:text-properties officeooo:rsid="003ded18"/>
    </style:style>
    <style:style style:name="T36" style:family="text">
      <style:text-properties officeooo:rsid="003e7b28"/>
    </style:style>
    <style:style style:name="T37" style:family="text">
      <style:text-properties officeooo:rsid="003fa196"/>
    </style:style>
    <style:style style:name="T38" style:family="text">
      <style:text-properties officeooo:rsid="00428a4a"/>
    </style:style>
    <style:style style:name="T39" style:family="text">
      <style:text-properties officeooo:rsid="004392dc"/>
    </style:style>
    <style:style style:name="T40" style:family="text">
      <style:text-properties officeooo:rsid="0044f266"/>
    </style:style>
    <style:style style:name="T41" style:family="text">
      <style:text-properties officeooo:rsid="0045b93d"/>
    </style:style>
    <style:style style:name="T42" style:family="text">
      <style:text-properties officeooo:rsid="004ad66c"/>
    </style:style>
    <style:style style:name="T43" style:family="text">
      <style:text-properties officeooo:rsid="004bb002"/>
    </style:style>
    <style:style style:name="T44" style:family="text">
      <style:text-properties officeooo:rsid="005500e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Project </text:span><text:span text:style-name="T5">Proposal </text:span><text:span text:style-name="T3">Scope</text:span><text:span text:style-name="T2">: </text:span>Define the project goal. Datasets you are planning to use, models/ architectures. Training pipeline/procedures.</text:p>
      <text:p text:style-name="P1"/>
      <text:p text:style-name="P1"><text:span text:style-name="T4">Title</text:span><text:span text:style-name="T3">: </text:span>Wild Life Fire Detection System</text:p>
      <text:p text:style-name="P1"/>
      <text:p text:style-name="P16"><text:span text:style-name="T12">Reference:</text:span><text:span text:style-name="T17"> </text:span><text:a xlink:type="simple" xlink:href="https://aiformankind.org/lets-stop-wildfires-hackathon-2.0/" text:style-name="Internet_20_link" text:visited-style-name="Visited_20_Internet_20_Link"><text:span text:style-name="T18">lets-stop-wildfires-hackathon-2.</text:span></text:a><text:a xlink:type="simple" xlink:href="https://aiformankind.org/lets-stop-wildfires-hackathon-2.0/" text:style-name="Internet_20_link" text:visited-style-name="Visited_20_Internet_20_Link"><text:span text:style-name="T19">0</text:span></text:a></text:p>
      <text:p text:style-name="P2"/>
      <text:p text:style-name="P6">Datasets: <text:a xlink:type="simple" xlink:href="https://public.roboflow.com/object-detection/wildfire-smoke" text:style-name="Internet_20_link" text:visited-style-name="Visited_20_Internet_20_Link"><text:span text:style-name="T6">https://public.roboflow.com/object-detection/wildfire-smoke</text:span></text:a></text:p>
      <text:list xml:id="list774797626" text:style-name="L5">
        <text:list-item>
          <text:p text:style-name="P11"><text:span text:style-name="T44">C</text:span>aptured by <text:a xlink:type="simple" xlink:href="http://hpwren.ucsd.edu/cameras/" text:style-name="Internet_20_link" text:visited-style-name="Visited_20_Internet_20_Link">HPWREN cameras</text:a></text:p>
        </text:list-item>
      </text:list>
      <text:p text:style-name="P6"/>
      <text:p text:style-name="P7">Model:<text:span text:style-name="T6"> </text:span><text:a xlink:type="simple" xlink:href="https://github.com/google/automl/tree/master/efficientdet" text:style-name="Internet_20_link" text:visited-style-name="Visited_20_Internet_20_Link"><text:span text:style-name="T7">EfficientDet-D</text:span></text:a><text:a xlink:type="simple" xlink:href="https://github.com/google/automl/tree/master/efficientdet" text:style-name="Internet_20_link" text:visited-style-name="Visited_20_Internet_20_Link"><text:span text:style-name="T8">0</text:span></text:a></text:p>
      <text:p text:style-name="P7"><text:span text:style-name="T8"/></text:p>
      <text:p text:style-name="P9">Model Explanation: <text:a xlink:type="simple" xlink:href="https://arxiv.org/pdf/1911.09070.pdf" text:style-name="Internet_20_link" text:visited-style-name="Visited_20_Internet_20_Link"><text:span text:style-name="T6">https://arxiv.org/pdf/1911.09070.pdf</text:span></text:a></text:p>
      <text:p text:style-name="P7"><text:span text:style-name="T7"/></text:p>
      <text:p text:style-name="P17"><text:span text:style-name="T10">T</text:span><text:span text:style-name="T11">raining Notebooks:</text:span></text:p>
      <text:list xml:id="list719693398" text:style-name="L4">
        <text:list-item>
          <text:p text:style-name="P18"><text:a xlink:type="simple" xlink:href="https://github.com/abg3/Smoke-Detection-using-Tensorflow-2.2" text:style-name="Internet_20_link" text:visited-style-name="Visited_20_Internet_20_Link"><text:span text:style-name="T9">Smoke-Detection-using-Tensorflow-2.2</text:span></text:a></text:p>
        </text:list-item>
        <text:list-item>
          <text:p text:style-name="P18"><text:a xlink:type="simple" xlink:href="https://colab.research.google.com/drive/1KWNgx33jwsWssn6oxunm1EUoOx64KrL6" text:style-name="Internet_20_link" text:visited-style-name="Visited_20_Internet_20_Link"><text:span text:style-name="T14">https://colab.research.google.com/drive/1KWNgx33jwsWssn6oxunm1EUoOx64KrL6</text:span></text:a></text:p>
        </text:list-item>
      </text:list>
      <text:p text:style-name="P17"><text:span text:style-name="T14"/></text:p>
      <text:p text:style-name="P15"><text:span text:style-name="T16">S</text:span><text:span text:style-name="T15">TM Camera Interface: </text:span><text:a xlink:type="simple" xlink:href="https://www.st.com/resource/en/application_note/an5020-digital-camera-interface-dcmi-on-stm32-mcus-stmicroelectronics.pdf" text:style-name="Internet_20_link" text:visited-style-name="Visited_20_Internet_20_Link"><text:span text:style-name="T13">https://www.st.com/resource/en/application_note/an5020-digital-camera-interface-dcmi-on-stm32-mcus-stmicroelectronics.pdf</text:span></text:a></text:p>
      <text:p text:style-name="P8"><text:span text:style-name="T6"/></text:p>
      <text:p text:style-name="P5"><text:span text:style-name="T1">Summary: </text:span></text:p>
      <text:p text:style-name="P12"/>
      <text:p text:style-name="P13"><text:span text:style-name="T20">My</text:span> objective is to expand on <text:span text:style-name="T32">Project Skylab, </text:span><text:span text:style-name="T33">the </text:span>wildfire-smoke detector. <text:span text:style-name="T32">The existing project has provided a working solution to identify wildfires but lacks any scalable/embedded </text:span><text:span text:style-name="T34">implementation. </text:span></text:p>
      <text:p text:style-name="P13"/>
      <text:p text:style-name="P14"><text:span text:style-name="T35">My proposal outlines the integration of this detector within a</text:span><text:span text:style-name="T29">n</text:span><text:span text:style-name="T23"> STM </text:span><text:span text:style-name="T29">device </text:span><text:span text:style-name="T35">and</text:span><text:span text:style-name="T29"> </text:span><text:span text:style-name="T23">onboard camera. </text:span><text:span text:style-name="T30">The MCU </text:span><text:span text:style-name="T36">will </text:span><text:span text:style-name="T37">send</text:span><text:span text:style-name="T30"> a notification upon detection </text:span><text:span text:style-name="T28">with </text:span><text:span text:style-name="T27">the </text:span><text:span text:style-name="T30">current </text:span><text:span text:style-name="T27">location and timestamp</text:span><text:span text:style-name="T23">. O</text:span><text:span text:style-name="T20">bject detection </text:span><text:span text:style-name="T23">is achieved by Google’s </text:span><text:span text:style-name="T24">Tensor Flow</text:span><text:span text:style-name="T20"> EfficentDet-D0 </text:span><text:span text:style-name="T25">model </text:span><text:span text:style-name="T21">which has a very small footprint </text:span><text:span text:style-name="T26">(~4M parameters)</text:span><text:span text:style-name="T21">. </text:span><text:span text:style-name="T22">Quantization and encoding methods can further shrink the model size. </text:span><text:span text:style-name="T31">Large effort is needed to implement the model onto the MCU device. </text:span><text:span text:style-name="T38">Currently, the model is tested on every image frame is receives since it is uploaded from a remote location </text:span><text:span text:style-name="T42">(&gt; 5s </text:span><text:span text:style-name="T43">per frame</text:span><text:span text:style-name="T42">)</text:span><text:span text:style-name="T38">. Additional steps are needed to subsample and/or aggregate the real time data from the camera. </text:span></text:p>
      <text:p text:style-name="P14"/>
      <text:p text:style-name="P14"><text:span text:style-name="T39">Testing</text:span><text:span text:style-name="T38"> the device </text:span><text:span text:style-name="T40">will be achieved by placing the MCU in front of a monitor where gifs/videos will be played to simulate a real </text:span><text:span text:style-name="T41">time</text:span><text:span text:style-name="T40"> experience.</text:span></text:p>
      <text:p text:style-name="P10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2:45:56.266443722</meta:creation-date>
    <meta:generator>LibreOffice/7.3.2.2$Linux_X86_64 LibreOffice_project/30$Build-2</meta:generator>
    <dc:date>2022-05-18T23:52:21.372843175</dc:date>
    <meta:editing-duration>PT10H45M31S</meta:editing-duration>
    <meta:editing-cycles>69</meta:editing-cycles>
    <meta:document-statistic meta:table-count="0" meta:image-count="0" meta:object-count="0" meta:page-count="1" meta:paragraph-count="15" meta:word-count="208" meta:character-count="1679" meta:non-whitespace-character-count="1486"/>
  </office:meta>
</office:document-meta>
</file>